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1A000000423576346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0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02cm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02cm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1. Llamadas al sistema para el S.Archivos. Parte 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style:num-suffix="➢" text:bullet-char="➢">
        <style:list-level-properties/>
        <style:text-properties fo:font-family="StarSymbol"/>
      </text:list-level-style-bullet>
      <text:list-level-style-bullet text:level="2" text:style-name="ListLabel_20_1" style:num-suffix="➢" text:bullet-char="➢">
        <style:list-level-properties/>
        <style:text-properties fo:font-family="StarSymbol"/>
      </text:list-level-style-bullet>
      <text:list-level-style-bullet text:level="3" text:style-name="ListLabel_20_1" style:num-suffix="➢" text:bullet-char="➢">
        <style:list-level-properties/>
        <style:text-properties fo:font-family="StarSymbol"/>
      </text:list-level-style-bullet>
      <text:list-level-style-bullet text:level="4" text:style-name="ListLabel_20_1" style:num-suffix="➢" text:bullet-char="➢">
        <style:list-level-properties/>
        <style:text-properties fo:font-family="StarSymbol"/>
      </text:list-level-style-bullet>
      <text:list-level-style-bullet text:level="5" text:style-name="ListLabel_20_1" style:num-suffix="➢" text:bullet-char="➢">
        <style:list-level-properties/>
        <style:text-properties fo:font-family="StarSymbol"/>
      </text:list-level-style-bullet>
      <text:list-level-style-bullet text:level="6" text:style-name="ListLabel_20_1" style:num-suffix="➢" text:bullet-char="➢">
        <style:list-level-properties/>
        <style:text-properties fo:font-family="StarSymbol"/>
      </text:list-level-style-bullet>
      <text:list-level-style-bullet text:level="7" text:style-name="ListLabel_20_1" style:num-suffix="➢" text:bullet-char="➢">
        <style:list-level-properties/>
        <style:text-properties fo:font-family="StarSymbol"/>
      </text:list-level-style-bullet>
      <text:list-level-style-bullet text:level="8" text:style-name="ListLabel_20_1" style:num-suffix="➢" text:bullet-char="➢">
        <style:list-level-properties/>
        <style:text-properties fo:font-family="StarSymbol"/>
      </text:list-level-style-bullet>
      <text:list-level-style-bullet text:level="9" text:style-name="ListLabel_20_1" style:num-suffix="➢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–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/>
        <style:text-properties fo:font-family="Wingdings"/>
      </text:list-level-style-bullet>
      <text:list-level-style-bullet text:level="4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/>
        <style:text-properties fo:font-family="Wingdings"/>
      </text:list-level-style-bullet>
      <text:list-level-style-bullet text:level="7" style:num-suffix="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11-10-05T09:46:35</meta:creation-date>
    <dc:date>2011-11-21T11:17:17.29</dc:date>
    <meta:print-date>2011-10-06T10:39:21</meta:print-date>
    <meta:editing-cycles>183</meta:editing-cycles>
    <meta:editing-duration>PT21H30M53S</meta:editing-duration>
    <meta:document-statistic meta:table-count="10" meta:image-count="1" meta:object-count="0" meta:page-count="2" meta:paragraph-count="16" meta:word-count="151" meta:character-count="887"/>
    <meta:user-defined meta:name="Información 1"/>
    <meta:user-defined meta:name="Información 2"/>
    <meta:user-defined meta:name="Información 3"/>
    <meta:user-defined meta:name="Información 4"/>
  </office:meta>
</office:document-meta>
</file>